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</office:automatic-styles>
  <office:body>
    <office:text text:use-soft-page-breaks="true">
      <text:p text:style-name="P1">Le système cardiovasculaire : le sang.</text:p>
      <text:p text:style-name="Normal">• Les fonctions du sang.</text:p>
      <text:p text:style-name="Normal">• La composition du sang.</text:p>
      <text:p text:style-name="Normal">• Le plasma sanguin.</text:p>
      <text:p text:style-name="Normal">• Exercices et corrigés.</text:p>
      <text:p text:style-name="Normal">Les fonctions du sang.</text:p>
      <text:p text:style-name="Normal">Le sang est un tissu conjonctif liquide qui est pompé par le cœur et propulsé dans les</text:p>
      <text:p text:style-name="Normal">vaisseaux du système cardiovasculaire (artères, artérioles, capillaires, veinules, veines).</text:p>
      <text:p text:style-name="Normal">Transport : Il amène l'oxygène, les nutriments et les hormones, jusqu'aux tissus. Il</text:p>
      <text:p text:style-name="Normal">transporte le dioxyde de carbone et permet l'excrétion hors de l'organisme des déchets</text:p>
      <text:p text:style-name="Normal">produits par les tissus.</text:p>
      <text:p text:style-name="Normal">Régulation acido-basique: Par le système tampon bicarbonate, il contrôle l'acidose (pH bas)</text:p>
      <text:p text:style-name="Normal">et l'alcalose (pH élevé) respiratoires. Les protons se combinent aux ions bicarbonate pour</text:p>
      <text:p text:style-name="Normal">former de l'acide carbonique qui se dissocie en CO2 et H2O. le CO2 est expiré ce qui</text:p>
      <text:p text:style-name="Normal">diminue l'acidité du sang.</text:p>
      <text:p text:style-name="Normal">Thermorégulation : Dans le cas d'une hyperthermie, l'excès de chaleur est transporté</text:p>
      <text:p text:style-name="Normal">jusqu'à la surface du corps.</text:p>
      <text:p text:style-name="Normal">Immunité. Les leucocytes (cellules blanches du sang) sont transportés jusqu'ax sites de</text:p>
      <text:p text:style-name="Normal">blessures ou d'infection.</text:p>
      <text:p text:style-name="Normal">Hémostase : Les thrombocytes (plaquettes) et les protéines de la coagulation contribuent à</text:p>
      <text:p text:style-name="Normal">réduire les pertes de sang lorsqu'un vaisseau sanguin est endommagé.</text:p>
      <text:p text:style-name="Normal">101</text:p>
      <text:p text:style-name="Normal">La composition du sang.</text:p>
      <text:p text:style-name="Normal">Le sang est composé d'une matrice liquide (le plasma sanguin) et de différents éléments</text:p>
      <text:p text:style-name="Normal">figurés (globules rouges, cellules blanches et plaquettes). (Figure 14.1)</text:p>
      <text:p text:style-name="Normal">Le plasma contient des protéines variées, un grand nombre de petites molécules et des ions.</text:p>
      <text:p text:style-name="Normal">Lorsque les éléments figurés et les protéines de la coagulation sont séparés du sang, la</text:p>
      <text:p text:style-name="Normal">fraction obtenue est le sérum.</text:p>
      <text:p text:style-name="Normal">Les érythrocytes.</text:p>
      <text:p text:style-name="Normal">Un érythrocyte, ou globule rouge (GR) , ou hématie est une cellule biconcave, anucléée et</text:p>
      <text:p text:style-name="Normal">déformable. Au cours du développement embryonnaire, l'érythropoïèse (formation des</text:p>
      <text:soft-page-break/>
      <text:p text:style-name="Normal">érythrocytes) se déroule d'abord dans le sac vitellin. Par la suite, les érythrocytes sont</text:p>
      <text:p text:style-name="Normal">produits par le foie, la rate et la moelle osseuse. Le constituant majeur des érythrocytes est</text:p>
      <text:p text:style-name="Normal">l'hémoglobine, qui fixe l'oxygène, et qui leur confère une fonction essentielle</text:p>
      <text:p text:style-name="Normal">d'approvisionnement en oxygène de toutes les régions du corps. L'hématocrite représente le</text:p>
      <text:p text:style-name="Normal">pourcentage d'érythrocytes par rapport au volume total du sang.</text:p>
      <text:p text:style-name="Normal">L'érythropoïèse est la formation ou production des érythrocytes. La séquence aboutissant à la</text:p>
      <text:p text:style-name="Normal">différenciation des érythrocytes est a suivante :</text:p>
      <text:p text:style-name="Normal">Hémocytoblaste Ä proérythroblaste Ä érythroblaste</text:p>
      <text:p text:style-name="Normal">normoblaste Ä réticulocyte Ä érythrocyte.</text:p>
      <text:p text:style-name="Normal">102</text:p>
      <text:p text:style-name="Normal">La production des érythrocytes requiert des protéines, des lipides, des acides aminés, du fer,</text:p>
      <text:p text:style-name="Normal">de la vitamine B12, de l'acide folique, du cuivre et du cobalt.</text:p>
      <text:p text:style-name="Normal">Les GR ont une durée de vie moyenne de 12 jours. Les érythrocytes proviennent de la moelle</text:p>
      <text:p text:style-name="Normal">osseuse et, lorsqu'ils ne sont plus fonctionnels, sont dégradés dans le foie et la rate. N'importe</text:p>
      <text:p text:style-name="Normal">quel facteur provoquant un appauvrissement des tissus en oxygène, active l'érythropoïèse par</text:p>
      <text:p text:style-name="Normal">un mécanisme de feedback. En réponse à de faibles concentrations en oxygène, les reins</text:p>
      <text:p text:style-name="Normal">secrètent l'érythropoïétine, qui stimule l'érythropoïèse dans la moelle osseuse.</text:p>
      <text:p text:style-name="Normal">L'hémoglobine est constituée de quatre molécules contenant du fer (hème) et de quatre</text:p>
      <text:p text:style-name="Normal">chaines polypeptidiques (globine). Chaque hème peut fixer quatre molécules d'oxygène.</text:p>
      <text:p text:style-name="Normal">Chaque GR contient environ 280 millions de molécules d'hémoglobine et peut donc</text:p>
      <text:p text:style-name="Normal">transporter plus d'un milliard de molécules d'oxygène. L'hémoglobine peut également fixer</text:p>
      <text:p text:style-name="Normal">du CO2 et du CO (monoxyde de carbone). Les sites de fixation du CO2 et de l'O2 sur</text:p>
      <text:p text:style-name="Normal">l'hémoglobine sont distincts. Le CO se fixe au niveau de l'hème, sur le même site de fixation</text:p>
      <text:p text:style-name="Normal">que l'oxygène, avec cependant une affinité beaucoup plus importante, ce qui empêche la</text:p>
      <text:p text:style-name="Normal">fixation de l'oxygène. C'est à cause de cette compétition qui empêche la fixation de</text:p>
      <text:p text:style-name="Normal">l'oxygène, que CO est un gaz aussi dangereux. Les produits de dégradation des érythrocytes</text:p>
      <text:p text:style-name="Normal">dans le foie et la rate, sont utilisés par le foie pour former une sécrétion digestive, la bile. Les</text:p>
      <text:p text:style-name="Normal">sous produits de cette dégradation, éliminés dans les fèces ou dans l'urine, leur confèrent une</text:p>
      <text:p text:style-name="Normal">coloration caractéristique respectivement brune et jaune.</text:p>
      <text:p text:style-name="Normal">Les plaquettes.</text:p>
      <text:p text:style-name="Normal">Les plaquettes, ou thrombocytes, sont des petits fragments de cellules géantes de la moelle</text:p>
      <text:soft-page-break/>
      <text:p text:style-name="Normal">osseuse, les mégacaryocytes. Des bourgeonnements cytoplasmatiques se détachent des</text:p>
      <text:p text:style-name="Normal">mégacaryocytes et sont expulsés dans le sang. Les plaquettes contiennent des facteurs de</text:p>
      <text:p text:style-name="Normal">coagulation, des ions calcium, de l'ADP, de la sérotonine et diverses enzymes ; elles jouent un</text:p>
      <text:p text:style-name="Normal">rôle important dans l'hémostase (arrêt du saignement).</text:p>
      <text:p text:style-name="Normal">Les événements principaux de l'hémostase sont les suivants :</text:p>
      <text:p text:style-name="Normal">1. La constriction du vaisseau sanguin.</text:p>
      <text:p text:style-name="Normal">2. La blessure est bouchée par l'agrégation des plaquettes (clou plaquettaire)</text:p>
      <text:p text:style-name="Normal">3. La coagulation du sang dans un amas de fibrine (caillot), qui renforce la fermeture de</text:p>
      <text:p text:style-name="Normal">la blessure et fournit un canevas pour la réparation.</text:p>
      <text:p text:style-name="Normal">Lorsqu'un vaisseau est défectueux ou abimé, les plaquettes s'agrègent pour former un</text:p>
      <text:p text:style-name="Normal">bouchon. Par ailleurs, de l'ADP et du thromboxane A2 produits par les plaquettes renforcent</text:p>
      <text:p text:style-name="Normal">l'agrégation plaquettaire. Le clou plaquettaire réduit la perte de sang.</text:p>
      <text:p text:style-name="Normal">1. Par une action physique, en bouchant la blessure,</text:p>
      <text:p text:style-name="Normal">2. Par une action chimique, en bouchant la blessure,</text:p>
      <text:p text:style-name="Normal">3. Par une action chimique, en libérant des composés qui favorisent la vasoconstriction,</text:p>
      <text:p text:style-name="Normal">en libérant d'autres composés chimiques qui favorisent la coagulation du sang. Il</text:p>
      <text:p text:style-name="Normal">103</text:p>
      <text:p text:style-name="Normal">existe de nombreux autres facteurs impliqués dans la coagulation qui sont produits par</text:p>
      <text:p text:style-name="Normal">le foie.</text:p>
      <text:p text:style-name="Normal">Les leucocytes.</text:p>
      <text:p text:style-name="Normal">Il existe cinq types différents de leucocyte (cellules blanches du sang).</text:p>
      <text:p text:style-name="Normal">Tableaux 14.1 Les différents types de leucocytes et leurs fonctions.</text:p>
      <text:p text:style-name="Normal">Type</text:p>
      <text:p text:style-name="Normal">Neutrophiles.</text:p>
      <text:p text:style-name="Normal">Eosinophiles.</text:p>
      <text:p text:style-name="Normal">Basophiles</text:p>
      <text:p text:style-name="Normal">Lymphocytes</text:p>
      <text:p text:style-name="Normal">(B et T).</text:p>
      <text:p text:style-name="Normal">Monocytes</text:p>
      <text:p text:style-name="Normal">Cytologie</text:p>
      <text:p text:style-name="Normal">Noyau lobé, petites granulations.</text:p>
      <text:soft-page-break/>
      <text:p text:style-name="Normal">Noyau lobé, granulations rouges</text:p>
      <text:p text:style-name="Normal">ou jaunes.</text:p>
      <text:p text:style-name="Normal">Noyau diffus,</text:p>
      <text:p text:style-name="Normal">Grosses granulations pourpres.</text:p>
      <text:p text:style-name="Normal">Noyau rond, peu de cytoplasme.</text:p>
      <text:p text:style-name="Normal">Noyau en forme de haricot.</text:p>
      <text:p text:style-name="Normal">Fonction</text:p>
      <text:p text:style-name="Normal">Phagocytose, protéolyse.</text:p>
      <text:p text:style-name="Normal">Phagocytose de complexes antigènes</text:p>
      <text:p text:style-name="Normal">anticorps.</text:p>
      <text:p text:style-name="Normal">Libèrent de l'histamine, de l'héparine et</text:p>
      <text:p text:style-name="Normal">de la sérotonine.</text:p>
      <text:p text:style-name="Normal">Produisent des anticorps, détruisent des</text:p>
      <text:p text:style-name="Normal">cellules cibles spécifiques.</text:p>
      <text:p text:style-name="Normal">Phagocytose.</text:p>
      <text:p text:style-name="Normal">Le plasma sanguin.</text:p>
      <text:p text:style-name="Normal">Le plasma sanguin à la composition suivante :</text:p>
      <text:p text:style-name="Normal">Eau.</text:p>
      <text:p text:style-name="Normal">Protéines (albumine, globulines et fibrinogène).</text:p>
      <text:p text:style-name="P2">Electrolytes (Na+, K+, Mg2+, Cl- , HCO3- , HPO4</text:p>
      <text:p text:style-name="Normal">2-, SO42 -)</text:p>
      <text:p text:style-name="Normal">Nutriments (glucose, acides amines, lipides, cholestérol, vitamines, oligo-éléments).</text:p>
      <text:p text:style-name="Normal">Hormones.</text:p>
      <text:p text:style-name="Normal">Gaz dissous (CO2, O2 , N)</text:p>
      <text:p text:style-name="Normal">Déchets métaboliques (urée, acide urique, créatinine, bilirubine).</text:p>
      <text:p text:style-name="Normal">L'albumine est la protéine du sang la plus abondante et la plus petite. Elle maintient la</text:p>
      <text:p text:style-name="Normal">pression osmotique sanguine constante, à un rôle tampon et contribue à la viscosité du sang.</text:p>
      <text:p text:style-name="Normal">Les globulines ont un rôle de transport, participent à la coagulation et à l'immensité. Les</text:p>
      <text:p text:style-name="Normal">électrolytes sont nécessaires aux processus de transport membranaire, au maintient de</text:p>
      <text:p text:style-name="Normal">l'osmolarité du sang et agissent au niveau neurologique.</text:p>
      <text:p text:style-name="Normal">104</text:p>
      <text:soft-page-break/>
      <text:p text:style-name="Normal">Exercices.</text:p>
      <text:p text:style-name="Normal">Vrai ou faux ?</text:p>
      <text:p text:style-name="Normal">1. Les fonctions du sang sont ; le transport, le maintient du pH constant, la</text:p>
      <text:p text:style-name="Normal">thermorégulation et les mécanismes de l'immunité.</text:p>
      <text:p text:style-name="Normal">2. Les mécanismes principaux de l'hémostase sont : la formation du clou plaquettaire, la</text:p>
      <text:p text:style-name="Normal">formation d'un caillot et la vasoconstriction.</text:p>
      <text:p text:style-name="Normal">3. La formation des érythrocytes nécessite de l'acide folique, du cuivre, des protéines,</text:p>
      <text:p text:style-name="Normal">des polysaccharides, et de la biliverdine.</text:p>
      <text:p text:style-name="P3">Associer :</text:p>
      <text:p text:style-name="P4">(1) Thrombocyte</text:p>
      <text:p text:style-name="P5">(2) Eosinophile</text:p>
      <text:p text:style-name="P6">(3) Neutrophile</text:p>
      <text:p text:style-name="P7">(4) Leucocytes</text:p>
      <text:p text:style-name="P8">(5) Lymphocyte</text:p>
      <text:p text:style-name="P9">(6) Basophile</text:p>
      <text:p text:style-name="P10">(7) Erythrocyte</text:p>
      <text:p text:style-name="Normal">(a) Cellule biconcave, anucléée.</text:p>
      <text:p text:style-name="Normal">(b) Défense contre des agents spécifiques.</text:p>
      <text:p text:style-name="Normal">(c) Noyau diffus ; granulations pourpres après coloration.</text:p>
      <text:p text:style-name="Normal">(d) Noyau lobé et granulations fines ; coloré par les colorants</text:p>
      <text:p text:style-name="Normal">neutres.</text:p>
      <text:p text:style-name="Normal">(e) Formation des caillots.</text:p>
      <text:p text:style-name="Normal">(f) Granulation qui prend la coloration de l'éosine.</text:p>
      <text:p text:style-name="Normal">(g) Cellules blanches du sang.</text:p>
      <text:p text:style-name="Normal">Solutions.</text:p>
      <text:p text:style-name="Normal">Vrai ou faux ?</text:p>
      <text:p text:style-name="Normal">a) Vrai</text:p>
      <text:p text:style-name="Normal">b) Vrai</text:p>
      <text:p text:style-name="Normal">c) faux</text:p>
      <text:p text:style-name="Normal">Associer :</text:p>
      <text:p text:style-name="Normal">(1) e.</text:p>
      <text:soft-page-break/>
      <text:p text:style-name="Normal">(2) f.</text:p>
      <text:p text:style-name="Normal">(3) d.</text:p>
      <text:p text:style-name="Normal">(4) g.</text:p>
      <text:p text:style-name="Normal">(5) b.</text:p>
      <text:p text:style-name="Normal">(6) c.</text:p>
      <text:p text:style-name="Normal">(7) 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4-12-11T10:53:00Z</meta:creation-date>
    <dc:date>2024-12-11T10:53:00Z</dc:date>
    <meta:template xlink:href="Normal.dotm" xlink:type="simple"/>
    <meta:editing-cycles>1</meta:editing-cycles>
    <meta:editing-duration>PT0S</meta:editing-duration>
    <meta:document-statistic meta:page-count="6" meta:paragraph-count="15" meta:word-count="1217" meta:character-count="7896" meta:row-count="55" meta:non-whitespace-character-count="6694"/>
  </office:meta>
</office:document-meta>
</file>